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PersistenceDelegate.initialize( Class &lt; ? &gt; type , Object oldInstance , Object newInstance , Encod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xtPersistenceDelegate.instantiate( Object oldInstance , Encod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ersistenceDelegate.writeObject( Object oldInstance , Encod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